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BEA45BEBA80D5B58EF.png" manifest:media-type="image/png"/>
  <manifest:file-entry manifest:full-path="Pictures/10000201000000C8000000BE1836E4DC575C57FC.png" manifest:media-type="image/png"/>
  <manifest:file-entry manifest:full-path="Pictures/10000201000000C8000000BEFB28B088F7A945EA.png" manifest:media-type="image/png"/>
  <manifest:file-entry manifest:full-path="Pictures/100002010000029D000002DB05A1EF1748A7F94E.png" manifest:media-type="image/png"/>
  <manifest:file-entry manifest:full-path="Pictures/1000020100000064000000645A33C15A723F29A8.png" manifest:media-type="image/png"/>
  <manifest:file-entry manifest:full-path="Pictures/100002010000006400000064E201C498A4A424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2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5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solid" draw:fill-color="#ff7b59" draw:textarea-horizontal-align="justify" draw:textarea-vertical-align="middle" draw:auto-grow-height="false" fo:min-height="0.416cm" fo:min-width="2.666cm" fo:padding-top="0.142cm" fo:padding-bottom="0.142cm" fo:padding-left="0.267cm" fo:padding-right="0.267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11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svg:stroke-color="#000000" draw:fill="none" draw:textarea-vertical-align="middle" draw:auto-grow-height="false" fo:min-height="5.628cm" fo:min-width="0cm"/>
    </style:style>
    <style:style style:name="gr17" style:family="graphic" style:parent-style-name="standard">
      <style:graphic-properties svg:stroke-color="#000000" draw:fill="none" draw:textarea-vertical-align="middle" draw:auto-grow-height="false" fo:min-height="4.49cm" fo:min-width="0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3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3.9cm" fo:min-width="3.6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4cm"/>
      <style:paragraph-properties style:writing-mode="lr-tb"/>
    </style:style>
    <style:style style:name="gr2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cm"/>
    </style:style>
    <style:style style:name="gr23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ffd8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26" style:family="graphic" style:parent-style-name="standard">
      <style:graphic-properties svg:stroke-color="#000000" draw:fill-color="#be480a" draw:opacity="100%" draw:textarea-horizontal-align="justify" draw:textarea-vertical-align="middle" draw:auto-grow-height="false" fo:min-height="0cm" fo:min-width="0.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31" style:family="graphic" style:parent-style-name="objectwithoutfill">
      <style:graphic-properties svg:stroke-color="#000000" draw:fill="solid" draw:fill-color="#eeeee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33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3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65cm" fo:min-width="1.87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3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7.85cm" fo:min-width="26.12cm"/>
    </style:style>
    <style:style style:name="gr38" style:family="graphic">
      <style:graphic-properties style:protect="size"/>
    </style:style>
    <style:style style:name="gr39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>
      <style:graphic-properties draw:stroke="none" draw:fill-color="#eeeeee" draw:opacity="31%" draw:textarea-horizontal-align="justify" draw:textarea-vertical-align="middle" draw:auto-grow-height="false" fo:min-height="20.75cm" fo:min-width="8.83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9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71cm" fo:min-width="2.749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6cm" fo:padding-top="0.142cm" fo:padding-bottom="0.142cm" fo:padding-left="0.267cm" fo:padding-right="0.267cm"/>
    </style:style>
    <style:style style:name="gr45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7cm"/>
    </style:style>
    <style:style style:name="gr46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cm" fo:min-width="0.348cm"/>
    </style:style>
    <style:style style:name="gr47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cm" fo:min-width="0.019cm"/>
    </style:style>
    <style:style style:name="gr49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177cm"/>
    </style:style>
    <style:style style:name="gr50" style:family="graphic" style:parent-style-name="standard">
      <style:graphic-properties svg:stroke-color="#000000" draw:fill-color="#e16173" draw:opacity="100%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fill-color="#ff972f" draw:opacity="100%" draw:textarea-horizontal-align="justify" draw:textarea-vertical-align="middle" draw:auto-grow-height="false" fo:min-height="0cm" fo:min-width="1.805cm"/>
    </style:style>
    <style:style style:name="gr52" style:family="graphic" style:parent-style-name="standard">
      <style:graphic-properties svg:stroke-color="#000000" draw:fill-color="#c9211e" draw:opacity="100%" draw:textarea-horizontal-align="justify" draw:textarea-vertical-align="middle" draw:auto-grow-height="false" fo:min-height="0cm" fo:min-width="0.177cm"/>
    </style:style>
    <style:style style:name="gr53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77cm"/>
    </style:style>
    <style:style style:name="gr5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6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4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19cm" fo:min-width="2.715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5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6cm"/>
      <style:paragraph-properties style:writing-mode="lr-tb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6.09cm" fo:min-width="5.854cm"/>
    </style:style>
    <style:style style:name="gr61" style:family="graphic" style:parent-style-name="standard">
      <style:graphic-properties draw:stroke="none" svg:stroke-color="#000000" draw:fill="solid" draw:fill-color="#ffffff" draw:auto-grow-height="true" draw:auto-grow-width="false" fo:max-height="0cm" fo:min-height="1.575cm"/>
      <style:paragraph-properties style:writing-mode="lr-tb"/>
    </style:style>
    <style:style style:name="gr6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8cm" fo:min-width="2.458cm"/>
    </style:style>
    <style:style style:name="gr6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9cm" fo:min-width="2.464cm"/>
    </style:style>
    <style:style style:name="gr6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8cm" fo:min-width="2.464cm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52cm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624cm"/>
      <style:paragraph-properties style:writing-mode="lr-tb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.372cm" fo:min-width="0.246cm"/>
      <style:paragraph-properties style:writing-mode="lr-tb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0.372cm" fo:min-width="0.624cm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46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9cm"/>
      <style:paragraph-properties style:writing-mode="lr-tb"/>
    </style:style>
    <style:style style:name="gr71" style:family="graphic" style:parent-style-name="standard">
      <style:graphic-properties draw:stroke="none" draw:fill-color="#333333" draw:textarea-horizontal-align="justify" draw:textarea-vertical-align="middle" draw:auto-grow-height="false" fo:min-height="2.134cm" fo:min-width="8.83cm"/>
      <style:paragraph-properties style:writing-mode="lr-tb"/>
    </style:style>
    <style:style style:name="gr72" style:family="graphic" style:parent-style-name="standard">
      <style:graphic-properties draw:stroke="none" draw:fill-color="#333333" draw:textarea-horizontal-align="justify" draw:textarea-vertical-align="middle" draw:auto-grow-height="false" fo:min-height="2.12cm" fo:min-width="8.7cm"/>
      <style:paragraph-properties style:writing-mode="lr-tb"/>
    </style:style>
    <style:style style:name="gr7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7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2" style:family="paragraph">
      <loext:graphic-properties draw:fill="solid" draw:fill-color="#b4c7dc" draw:opacity="100%"/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3" style:family="paragraph">
      <loext:graphic-properties draw:fill="none" draw:opacity="100%"/>
      <style:paragraph-properties fo:margin-top="0cm" fo:margin-bottom="0.5cm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f5ce"/>
      <style:paragraph-properties fo:text-align="center"/>
    </style:style>
    <style:style style:name="P6" style:family="paragraph">
      <loext:graphic-properties draw:fill="solid" draw:fill-color="#ffd7d7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e994"/>
      <style:paragraph-properties fo:text-align="center"/>
    </style:style>
    <style:style style:name="P9" style:family="paragraph">
      <loext:graphic-properties draw:fill="solid" draw:fill-color="#ff7b5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2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loext:graphic-properties draw:fill-color="#729fcf" draw:opacity="100%"/>
      <style:paragraph-properties fo:text-align="center"/>
    </style:style>
    <style:style style:name="P18" style:family="paragraph">
      <loext:graphic-properties draw:fill-color="#ff0000" draw:opacity="100%"/>
      <style:paragraph-properties fo:text-align="center"/>
    </style:style>
    <style:style style:name="P19" style:family="paragraph">
      <loext:graphic-properties draw:fill-color="#ffe994" draw:opacity="100%"/>
      <style:paragraph-properties fo:text-align="center"/>
    </style:style>
    <style:style style:name="P20" style:family="paragraph">
      <loext:graphic-properties draw:fill="solid" draw:fill-color="#ffd8ce"/>
      <style:paragraph-properties fo:text-align="center"/>
    </style:style>
    <style:style style:name="P21" style:family="paragraph">
      <loext:graphic-properties draw:fill-color="#be480a" draw:opacity="100%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>
      <loext:graphic-properties draw:fill="solid" draw:fill-color="#eeeeee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000000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loext:graphic-properties draw:fill-color="#eeeeee" draw:opacity="31%"/>
      <style:paragraph-properties fo:text-align="center"/>
    </style:style>
    <style:style style:name="P30" style:family="paragraph">
      <loext:graphic-properties draw:fill-color="#b4c7dc" draw:opacity="100%"/>
      <style:paragraph-properties fo:text-align="center"/>
    </style:style>
    <style:style style:name="P31" style:family="paragraph">
      <loext:graphic-properties draw:fill-color="#ff8000" draw:opacity="100%"/>
      <style:paragraph-properties fo:text-align="center"/>
    </style:style>
    <style:style style:name="P32" style:family="paragraph">
      <loext:graphic-properties draw:fill-color="#ffbf00" draw:opacity="100%"/>
      <style:paragraph-properties fo:text-align="center"/>
    </style:style>
    <style:style style:name="P33" style:family="paragraph">
      <loext:graphic-properties draw:fill-color="#77bc65" draw:opacity="100%"/>
      <style:paragraph-properties fo:text-align="center"/>
    </style:style>
    <style:style style:name="P34" style:family="paragraph">
      <loext:graphic-properties draw:fill-color="#e16173" draw:opacity="100%"/>
      <style:paragraph-properties fo:text-align="center"/>
    </style:style>
    <style:style style:name="P35" style:family="paragraph">
      <loext:graphic-properties draw:fill-color="#ff972f" draw:opacity="100%"/>
      <style:paragraph-properties fo:text-align="center"/>
    </style:style>
    <style:style style:name="P36" style:family="paragraph">
      <loext:graphic-properties draw:fill-color="#c9211e" draw:opacity="100%"/>
      <style:paragraph-properties fo:text-align="center"/>
    </style:style>
    <style:style style:name="P37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="solid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1" style:family="paragraph">
      <loext:graphic-properties draw:fill-color="#333333"/>
      <style:paragraph-properties fo:text-align="center" style:writing-mode="lr-tb"/>
      <style:text-properties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0pt"/>
    </style:style>
    <style:style style:name="P43" style:family="paragraph">
      <loext:graphic-properties draw:fill="solid" draw:fill-color="#e0c2cd"/>
      <style:paragraph-properties fo:text-align="center"/>
    </style:style>
    <style:style style:name="P44" style:family="paragraph">
      <loext:graphic-properties draw:fill-color="#a1467e" draw:opacity="100%"/>
      <style:paragraph-properties fo:text-align="center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 xml:id="id1" draw:id="id1">
          <draw:custom-shape draw:style-name="gr1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2" draw:id="id2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3" draw:id="id3">
          <draw:custom-shape draw:style-name="gr1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frame draw:style-name="gr9" draw:text-style-name="P10" draw:layer="layout" svg:width="4.38cm" svg:height="4.782cm" svg:x="22.3cm" svg:y="3.018cm">
          <draw:image xlink:href="Pictures/100002010000029D000002DB05A1EF1748A7F94E.png" xlink:type="simple" xlink:show="embed" xlink:actuate="onLoad" loext:mime-type="image/png">
            <text:p/>
          </draw:image>
        </draw:frame>
        <draw:connector draw:style-name="gr15" draw:text-style-name="P4" draw:layer="layout" draw:type="line" svg:x1="10.9cm" svg:y1="11.967cm" svg:x2="12.6cm" svg:y2="11.95cm" draw:start-shape="id1" draw:start-glue-point="1" draw:end-shape="id2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2" draw:start-glue-point="1" draw:end-shape="id3" draw:end-glue-point="3" svg:d="M16400 11950c1770 0 570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4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15cm" svg:height="4.15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6cm" svg:y="7.6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0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26" draw:text-style-name="P21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4" draw:id="id4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5.2cm" svg:height="1.916cm" svg:x="3.8cm" svg:y="3.484cm">
          <draw:text-box>
            <text:p text:style-name="P22"><text:span text:style-name="T5">Protein database</text:span><text:span text:style-name="T5"><text:line-break/></text:span><text:span text:style-name="T5">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4" draw:start-glue-point="2" draw:end-shape="id1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</text:span><text:span text:style-name="T5"><text:line-break/></text:span><text:span text:style-name="T5">to search proteins by domain architectures</text:span></text:p>
          </draw:text-box>
        </draw:frame>
        <draw:frame draw:style-name="gr33" draw:text-style-name="P10" xml:id="id6" draw:id="id6" draw:layer="layout" svg:width="2.368cm" svg:height="2.7cm" svg:x="17.847cm" svg:y="16.1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33" draw:text-style-name="P10" draw:layer="layout" svg:width="2.366cm" svg:height="2.7cm" svg:x="20.88cm" svg:y="16.1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33" draw:text-style-name="P10" draw:layer="layout" svg:width="2.368cm" svg:height="2.7cm" svg:x="23.9cm" svg:y="16.1cm">
          <draw:image xlink:href="Pictures/10000201000000C8000000BEFB28B088F7A945EA.png" xlink:type="simple" xlink:show="embed" xlink:actuate="onLoad" loext:mime-type="image/png">
            <text:p/>
          </draw:image>
        </draw:frame>
        <draw:connector draw:style-name="gr15" draw:text-style-name="P4" draw:layer="layout" draw:type="curve" svg:x1="22.1cm" svg:y1="13.585cm" svg:x2="22.085cm" svg:y2="16.1cm" draw:start-shape="id3" draw:start-glue-point="2" draw:end-shape="id5" draw:end-glue-point="0" svg:d="M22100 13585c0 1915-15 658-15 2515" svg:viewBox="0 0 16 2516">
          <text:p/>
        </draw:connector>
        <draw:connector draw:style-name="gr15" draw:text-style-name="P4" draw:layer="layout" draw:type="curve" svg:x1="22.1cm" svg:y1="13.585cm" svg:x2="19.031cm" svg:y2="16.1cm" draw:start-shape="id3" draw:start-glue-point="2" draw:end-shape="id6" draw:end-glue-point="0" svg:d="M22100 13585c0 1917-3069 660-3069 2515" svg:viewBox="0 0 3070 2516">
          <text:p/>
        </draw:connector>
        <draw:connector draw:style-name="gr15" draw:text-style-name="P4" draw:layer="layout" draw:type="curve" svg:x1="22.1cm" svg:y1="13.585cm" svg:x2="25.085cm" svg:y2="16.1cm" draw:start-shape="id3" draw:start-glue-point="2" draw:end-shape="id7" svg:d="M22100 13585c0 1915 2985 658 2985 2515" svg:viewBox="0 0 2986 2516">
          <text:p/>
        </draw:connector>
        <draw:frame draw:style-name="gr34" draw:text-style-name="P26" draw:layer="layout" svg:width="4.2cm" svg:height="1.361cm" svg:x="22.4cm" svg:y="2.2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5" draw:text-style-name="P27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5" draw:id="id5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7" draw:id="id7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g xml:id="id8" draw:id="id8">
          <draw:custom-shape draw:style-name="gr39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9" draw:id="id9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4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frame draw:style-name="gr9" draw:text-style-name="P10" draw:layer="layout" svg:width="4.38cm" svg:height="4.782cm" svg:x="22.3cm" svg:y="3.018cm">
          <draw:image xlink:href="Pictures/100002010000029D000002DB05A1EF1748A7F94E.png" xlink:type="simple" xlink:show="embed" xlink:actuate="onLoad" loext:mime-type="image/png">
            <text:p/>
          </draw:image>
        </draw:frame>
        <draw:connector draw:style-name="gr15" draw:text-style-name="P4" draw:layer="layout" draw:type="line" svg:x1="10.9cm" svg:y1="11.967cm" svg:x2="12.6cm" svg:y2="11.95cm" draw:start-shape="id8" draw:start-glue-point="1" draw:end-shape="id9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9" draw:start-glue-point="1" draw:end-shape="id10" draw:end-glue-point="3" svg:d="M16400 11950c1770 0 570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4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15cm" svg:height="4.15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6cm" svg:y="7.6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0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26" draw:text-style-name="P21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11" draw:id="id11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5.2cm" svg:height="1.916cm" svg:x="3.8cm" svg:y="3.484cm">
          <draw:text-box>
            <text:p text:style-name="P22"><text:span text:style-name="T5">Protein database</text:span><text:span text:style-name="T5"><text:line-break/></text:span><text:span text:style-name="T5">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11" draw:start-glue-point="2" draw:end-shape="id8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</text:span><text:span text:style-name="T5"><text:line-break/></text:span><text:span text:style-name="T5">to search proteins by domain architectures</text:span></text:p>
          </draw:text-box>
        </draw:frame>
        <draw:frame draw:style-name="gr33" draw:text-style-name="P10" xml:id="id13" draw:id="id13" draw:layer="layout" svg:width="2.368cm" svg:height="2.7cm" svg:x="17.847cm" svg:y="16.1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33" draw:text-style-name="P10" draw:layer="layout" svg:width="2.366cm" svg:height="2.7cm" svg:x="20.88cm" svg:y="16.1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33" draw:text-style-name="P10" draw:layer="layout" svg:width="2.368cm" svg:height="2.7cm" svg:x="23.9cm" svg:y="16.1cm">
          <draw:image xlink:href="Pictures/10000201000000C8000000BEFB28B088F7A945EA.png" xlink:type="simple" xlink:show="embed" xlink:actuate="onLoad" loext:mime-type="image/png">
            <text:p/>
          </draw:image>
        </draw:frame>
        <draw:connector draw:style-name="gr15" draw:text-style-name="P4" draw:layer="layout" draw:type="curve" svg:x1="22.1cm" svg:y1="13.585cm" svg:x2="22.085cm" svg:y2="16.1cm" draw:start-shape="id10" draw:start-glue-point="2" draw:end-shape="id12" draw:end-glue-point="0" svg:d="M22100 13585c0 1915-15 658-15 2515" svg:viewBox="0 0 16 2516">
          <text:p/>
        </draw:connector>
        <draw:connector draw:style-name="gr15" draw:text-style-name="P4" draw:layer="layout" draw:type="curve" svg:x1="22.1cm" svg:y1="13.585cm" svg:x2="19.031cm" svg:y2="16.1cm" draw:start-shape="id10" draw:start-glue-point="2" draw:end-shape="id13" draw:end-glue-point="0" svg:d="M22100 13585c0 1917-3069 660-3069 2515" svg:viewBox="0 0 3070 2516">
          <text:p/>
        </draw:connector>
        <draw:connector draw:style-name="gr15" draw:text-style-name="P4" draw:layer="layout" draw:type="curve" svg:x1="22.1cm" svg:y1="13.585cm" svg:x2="25.085cm" svg:y2="16.1cm" draw:start-shape="id10" draw:start-glue-point="2" draw:end-shape="id14" svg:d="M22100 13585c0 1915 2985 658 2985 2515" svg:viewBox="0 0 2986 2516">
          <text:p/>
        </draw:connector>
        <draw:frame draw:style-name="gr34" draw:text-style-name="P26" draw:layer="layout" svg:width="4.2cm" svg:height="1.361cm" svg:x="22.4cm" svg:y="2.2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5" draw:text-style-name="P27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2" draw:id="id12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4" draw:id="id14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41" draw:text-style-name="P29" draw:layer="layout" svg:width="9.33cm" svg:height="21cm" svg:x="18.8cm" svg:y="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9.33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258cm" svg:height="3.243cm" svg:x="0.842cm" svg:y="10.9cm">
          <draw:image xlink:href="Pictures/1000020100000064000000645A33C15A723F29A8.png" xlink:type="simple" xlink:show="embed" xlink:actuate="onLoad" loext:mime-type="image/png">
            <text:p/>
          </draw:image>
        </draw:frame>
        <draw:custom-shape draw:style-name="gr42" draw:text-style-name="P13" xml:id="id15" draw:id="id15" draw:layer="layout" svg:width="3.283cm" svg:height="3.943cm" svg:x="3.65cm" svg:y="15.2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3.283cm" svg:height="3.955cm" svg:x="3.455cm" svg:y="15.38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3.28cm" svg:height="3.943cm" svg:x="3.283cm" svg:y="15.57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528cm" svg:y1="16.05cm" svg:x2="6.299cm" svg:y2="16.05cm">
          <text:p/>
        </draw:line>
        <draw:line draw:style-name="gr3" draw:text-style-name="P4" draw:layer="layout" svg:x1="3.528cm" svg:y1="16.648cm" svg:x2="6.299cm" svg:y2="16.648cm">
          <text:p/>
        </draw:line>
        <draw:line draw:style-name="gr3" draw:text-style-name="P4" draw:layer="layout" svg:x1="3.528cm" svg:y1="17.245cm" svg:x2="6.299cm" svg:y2="17.245cm">
          <text:p/>
        </draw:line>
        <draw:line draw:style-name="gr3" draw:text-style-name="P4" draw:layer="layout" svg:x1="3.528cm" svg:y1="17.842cm" svg:x2="6.299cm" svg:y2="17.842cm">
          <text:p/>
        </draw:line>
        <draw:line draw:style-name="gr3" draw:text-style-name="P4" draw:layer="layout" svg:x1="3.528cm" svg:y1="18.44cm" svg:x2="6.299cm" svg:y2="18.44cm">
          <text:p/>
        </draw:line>
        <draw:line draw:style-name="gr3" draw:text-style-name="P4" draw:layer="layout" svg:x1="3.528cm" svg:y1="19.037cm" svg:x2="6.299cm" svg:y2="19.037cm">
          <text:p/>
        </draw:line>
        <draw:custom-shape draw:style-name="gr45" draw:text-style-name="P17" draw:layer="layout" svg:width="0.677cm" svg:height="0.203cm" svg:x="3.855cm" svg:y="15.95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677cm" svg:height="0.203cm" svg:x="4.882cm" svg:y="15.9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0.848cm" svg:height="0.203cm" svg:x="5.308cm" svg:y="16.5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1" draw:layer="layout" svg:width="0.355cm" svg:height="0.203cm" svg:x="4.703cm" svg:y="16.55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2" draw:layer="layout" svg:width="0.519cm" svg:height="0.203cm" svg:x="3.676cm" svg:y="16.55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71cm" svg:height="0.208cm" svg:x="3.755cm" svg:y="17.14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0.677cm" svg:height="0.208cm" svg:x="4.631cm" svg:y="17.14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0.422cm" svg:height="0.208cm" svg:x="5.484cm" svg:y="17.14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2.305cm" svg:height="0.213cm" svg:x="3.855cm" svg:y="17.74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6" draw:layer="layout" svg:width="0.677cm" svg:height="0.203cm" svg:x="5.308cm" svg:y="18.3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677cm" svg:height="0.203cm" svg:x="4.03cm" svg:y="18.34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0.677cm" svg:height="0.208cm" svg:x="3.855cm" svg:y="18.9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0.676cm" svg:height="0.208cm" svg:x="5.058cm" svg:y="1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257cm" svg:height="0.208cm" svg:x="4.195cm" svg:y="17.14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1" draw:layer="layout" svg:width="0.354cm" svg:height="0.208cm" svg:x="5.906cm" svg:y="18.9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58cm" svg:height="0.203cm" svg:x="5.823cm" svg:y="15.952cm">
          <text:p/>
          <draw:enhanced-geometry svg:viewBox="0 0 21600 21600" draw:type="rectangle" draw:enhanced-path="M 0 0 L 21600 0 21600 21600 0 21600 0 0 Z N"/>
        </draw:custom-shape>
        <draw:g>
          <draw:custom-shape draw:style-name="gr55" draw:text-style-name="P13" draw:layer="layout" svg:width="3.268cm" svg:height="3.877cm" svg:x="3.715cm" svg:y="5.198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13" draw:layer="layout" svg:width="3.249cm" svg:height="3.903cm" svg:x="3.527cm" svg:y="5.363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3" draw:layer="layout" svg:width="3.269cm" svg:height="3.877cm" svg:x="3.333cm" svg:y="5.5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585cm" svg:y1="6.021cm" svg:x2="6.346cm" svg:y2="6.021cm">
            <text:p/>
          </draw:line>
          <draw:line draw:style-name="gr3" draw:text-style-name="P4" draw:layer="layout" svg:x1="3.585cm" svg:y1="6.609cm" svg:x2="6.346cm" svg:y2="6.609cm">
            <text:p/>
          </draw:line>
          <draw:line draw:style-name="gr3" draw:text-style-name="P4" draw:layer="layout" svg:x1="3.585cm" svg:y1="7.196cm" svg:x2="6.346cm" svg:y2="7.196cm">
            <text:p/>
          </draw:line>
          <draw:line draw:style-name="gr3" draw:text-style-name="P4" draw:layer="layout" svg:x1="3.585cm" svg:y1="7.785cm" svg:x2="6.346cm" svg:y2="7.785cm">
            <text:p/>
          </draw:line>
          <draw:line draw:style-name="gr3" draw:text-style-name="P4" draw:layer="layout" svg:x1="3.585cm" svg:y1="8.374cm" svg:x2="6.346cm" svg:y2="8.374cm">
            <text:p/>
          </draw:line>
          <draw:line draw:style-name="gr3" draw:text-style-name="P4" draw:layer="layout" svg:x1="3.585cm" svg:y1="8.962cm" svg:x2="6.346cm" svg:y2="8.962cm">
            <text:p/>
          </draw:line>
        </draw:g>
        <draw:frame draw:style-name="gr58" draw:text-style-name="P25" draw:layer="layout" svg:width="5.9cm" svg:height="1.361cm" svg:x="2.3cm" svg:y="3.484cm">
          <draw:text-box>
            <text:p text:style-name="P22"><text:span text:style-name="T5">Protein database</text:span><text:span text:style-name="T5"><text:line-break/></text:span><text:span text:style-name="T5">of interest</text:span></text:p>
          </draw:text-box>
        </draw:frame>
        <draw:custom-shape draw:style-name="gr59" draw:text-style-name="P38" draw:layer="layout" svg:width="1.1cm" svg:height="0.65cm" svg:x="6.032cm" svg:y="18.992cm">
          <text:p text:style-name="P37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draw:layer="layout" svg:width="1.1cm" svg:height="0.65cm" svg:x="6.032cm" svg:y="8.892cm">
          <text:p text:style-name="P37"><text:span text:style-name="T5">FA</text:span></text:p>
          <draw:enhanced-geometry svg:viewBox="0 0 21600 21600" draw:type="rectangle" draw:enhanced-path="M 0 0 L 21600 0 21600 21600 0 21600 0 0 Z N"/>
        </draw:custom-shape>
        <draw:frame draw:style-name="gr9" draw:text-style-name="P10" xml:id="id17" draw:id="id17" draw:layer="layout" svg:width="6.6cm" svg:height="7.2cm" svg:x="10.75cm" svg:y="8.518cm">
          <draw:image xlink:href="Pictures/100002010000029D000002DB05A1EF1748A7F94E.png" xlink:type="simple" xlink:show="embed" xlink:actuate="onLoad" loext:mime-type="image/png">
            <text:p/>
          </draw:image>
        </draw:frame>
        <draw:custom-shape draw:style-name="gr60" draw:text-style-name="P10" xml:id="id16" draw:id="id16" draw:layer="layout" svg:width="6.354cm" svg:height="6.34cm" svg:x="10.846cm" svg:y="9.297cm">
          <text:p/>
          <draw:enhanced-geometry svg:viewBox="0 0 21600 21600" draw:type="rectangle" draw:enhanced-path="M 0 0 L 21600 0 21600 21600 0 21600 0 0 Z N"/>
        </draw:custom-shape>
        <draw:frame draw:style-name="gr61" draw:text-style-name="P39" draw:layer="layout" svg:width="5.7cm" svg:height="1.825cm" svg:x="11.1cm" svg:y="7.4cm">
          <draw:text-box>
            <text:p text:style-name="P22"><text:span text:style-name="T6">User-defined</text:span><text:span text:style-name="T6"><text:line-break/></text:span><text:span text:style-name="T6">set of rules</text:span></text:p>
          </draw:text-box>
        </draw:frame>
        <draw:frame draw:style-name="gr33" draw:text-style-name="P10" draw:layer="layout" svg:width="2.961cm" svg:height="3.369cm" svg:x="22.274cm" svg:y="5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33" draw:text-style-name="P10" draw:layer="layout" svg:width="2.954cm" svg:height="3.369cm" svg:x="22.319cm" svg:y="10.286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33" draw:text-style-name="P10" draw:layer="layout" svg:width="2.962cm" svg:height="3.369cm" svg:x="22.34cm" svg:y="15.673cm">
          <draw:image xlink:href="Pictures/10000201000000C8000000BEFB28B088F7A945EA.png" xlink:type="simple" xlink:show="embed" xlink:actuate="onLoad" loext:mime-type="image/png">
            <text:p/>
          </draw:image>
        </draw:frame>
        <draw:custom-shape draw:style-name="gr62" draw:text-style-name="P27" xml:id="id18" draw:id="id18" draw:layer="layout" svg:width="2.958cm" svg:height="3.618cm" svg:x="22.283cm" svg:y="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xml:id="id19" draw:id="id19" draw:layer="layout" svg:width="2.964cm" svg:height="3.619cm" svg:x="22.34cm" svg:y="10.28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xml:id="id20" draw:id="id20" draw:layer="layout" svg:width="2.964cm" svg:height="3.618cm" svg:x="22.34cm" svg:y="15.67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0.752cm" svg:height="0.625cm" svg:x="22.13cm" svg:y="8.4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124cm" svg:height="0.625cm" svg:x="23.008cm" svg:y="8.492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124cm" svg:height="0.625cm" svg:x="24.253cm" svg:y="8.49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0.746cm" svg:height="0.622cm" svg:x="22.183cm" svg:y="13.78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1.124cm" svg:height="0.622cm" svg:x="23.055cm" svg:y="13.782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1.124cm" svg:height="0.622cm" svg:x="24.306cm" svg:y="13.78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69" draw:text-style-name="P15" draw:layer="layout" svg:width="0.746cm" svg:height="0.625cm" svg:x="22.183cm" svg:y="19.16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124cm" svg:height="0.625cm" svg:x="23.055cm" svg:y="19.165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124cm" svg:height="0.625cm" svg:x="24.306cm" svg:y="19.165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70" draw:text-style-name="P38" draw:layer="layout" svg:width="1.4cm" svg:height="0.65cm" svg:x="16.032cm" svg:y="15.292cm">
          <text:p text:style-name="P37"><text:span text:style-name="T5">YML</text:span></text:p>
          <draw:enhanced-geometry svg:viewBox="0 0 21600 21600" draw:type="rectangle" draw:enhanced-path="M 0 0 L 21600 0 21600 21600 0 21600 0 0 Z N"/>
        </draw:custom-shape>
        <draw:custom-shape draw:style-name="gr71" draw:text-style-name="P41" draw:layer="layout" svg:width="9.33cm" svg:height="2.384cm" svg:x="0cm" svg:y="0cm">
          <text:p text:style-name="P40"><text:span text:style-name="T7">ANNOTATION</text:span></text:p>
          <draw:enhanced-geometry svg:viewBox="0 0 21600 21600" draw:type="rectangle" draw:enhanced-path="M 0 0 L 21600 0 21600 21600 0 21600 0 0 Z N"/>
        </draw:custom-shape>
        <draw:custom-shape draw:style-name="gr71" draw:text-style-name="P41" draw:layer="layout" svg:width="9.33cm" svg:height="2.384cm" svg:x="9.4cm" svg:y="0cm">
          <text:p text:style-name="P40"><text:span text:style-name="T7">FILTERING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9.2cm" svg:height="2.37cm" svg:x="18.8cm" svg:y="0cm">
          <text:p text:style-name="P40"><text:span text:style-name="T7">OUTPUT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3.2cm" svg:height="0.962cm" svg:x="0.9cm" svg:y="11.038cm">
          <draw:text-box>
            <text:p text:style-name="P22"><text:span text:style-name="T4">HMM DB</text:span></text:p>
          </draw:text-box>
        </draw:frame>
        <draw:line draw:style-name="gr73" draw:text-style-name="P4" draw:layer="layout" svg:x1="5.2cm" svg:y1="10cm" svg:x2="5.2cm" svg:y2="14.8cm">
          <text:p/>
        </draw:line>
        <draw:connector draw:style-name="gr73" draw:text-style-name="P4" draw:layer="layout" draw:type="curve" svg:x1="6.933cm" svg:y1="17.185cm" svg:x2="10.846cm" svg:y2="12.467cm" draw:start-shape="id15" draw:start-glue-point="1" draw:end-shape="id16" draw:end-glue-point="3" svg:d="M6933 17185c2947 0 991-4718 3913-4718" svg:viewBox="0 0 3914 4719">
          <text:p/>
        </draw:connector>
        <draw:connector draw:style-name="gr15" draw:text-style-name="P4" draw:layer="layout" draw:type="curve" svg:x1="17.35cm" svg:y1="12.118cm" svg:x2="22.283cm" svg:y2="6.809cm" draw:start-shape="id17" draw:start-glue-point="1" draw:end-shape="id18" draw:end-glue-point="3" svg:d="M17350 12118c3699 0 1233-5309 4933-5309" svg:viewBox="0 0 4934 5310">
          <text:p/>
        </draw:connector>
        <draw:connector draw:style-name="gr15" draw:text-style-name="P4" draw:layer="layout" draw:type="curve" svg:x1="17.35cm" svg:y1="12.118cm" svg:x2="22.34cm" svg:y2="12.095cm" draw:start-shape="id17" draw:start-glue-point="1" draw:end-shape="id19" draw:end-glue-point="3" svg:d="M17350 12118c3742 0 1248-23 4990-23" svg:viewBox="0 0 4991 24">
          <text:p/>
        </draw:connector>
        <draw:connector draw:style-name="gr15" draw:text-style-name="P4" draw:layer="layout" draw:type="curve" svg:x1="17.35cm" svg:y1="12.118cm" svg:x2="22.34cm" svg:y2="17.482cm" draw:start-shape="id17" draw:start-glue-point="1" draw:end-shape="id20" draw:end-glue-point="3" svg:d="M17350 12118c3742 0 1248 5364 4990 5364" svg:viewBox="0 0 4991 5365">
          <text:p/>
        </draw:connector>
        <presentation:notes draw:style-name="dp2">
          <draw:page-thumbnail draw:style-name="gr38" draw:layer="layout" svg:width="19.798cm" svg:height="11.136cm" svg:x="0.6cm" svg:y="2.257cm" draw:page-number="3" presentation:class="page"/>
          <draw:frame presentation:style-name="pr1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line draw:style-name="gr3" draw:text-style-name="P4" draw:layer="layout" svg:x1="2.477cm" svg:y1="2.2cm" svg:x2="3.409cm" svg:y2="2.2cm">
          <text:p/>
        </draw:line>
        <draw:g>
          <draw:custom-shape draw:style-name="gr4" draw:text-style-name="P5" draw:layer="layout" svg:width="1.1cm" svg:height="1.428cm" svg:x="2.392cm" svg:y="5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2.471cm" svg:y1="5.259cm" svg:x2="3.271cm" svg:y2="5.259cm">
            <text:p/>
          </draw:line>
          <draw:line draw:style-name="gr3" draw:text-style-name="P4" draw:layer="layout" svg:x1="2.471cm" svg:y1="5.385cm" svg:x2="3.271cm" svg:y2="5.385cm">
            <text:p/>
          </draw:line>
          <draw:line draw:style-name="gr3" draw:text-style-name="P4" draw:layer="layout" svg:x1="2.471cm" svg:y1="5.511cm" svg:x2="3.271cm" svg:y2="5.511cm">
            <text:p/>
          </draw:line>
          <draw:line draw:style-name="gr3" draw:text-style-name="P4" draw:layer="layout" svg:x1="2.471cm" svg:y1="5.637cm" svg:x2="3.271cm" svg:y2="5.637cm">
            <text:p/>
          </draw:line>
          <draw:line draw:style-name="gr3" draw:text-style-name="P4" draw:layer="layout" svg:x1="2.471cm" svg:y1="5.763cm" svg:x2="3.271cm" svg:y2="5.763cm">
            <text:p/>
          </draw:line>
        </draw:g>
        <draw:g>
          <draw:custom-shape draw:style-name="gr5" draw:text-style-name="P6" draw:layer="layout" svg:width="1.095cm" svg:height="1.426cm" svg:x="2.392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2.472cm" svg:y1="7.908cm" svg:x2="2.972cm" svg:y2="7.908cm">
            <text:p/>
          </draw:line>
          <draw:line draw:style-name="gr3" draw:text-style-name="P4" draw:layer="layout" svg:x1="2.472cm" svg:y1="8.034cm" svg:x2="2.972cm" svg:y2="8.034cm">
            <text:p/>
          </draw:line>
          <draw:line draw:style-name="gr3" draw:text-style-name="P4" draw:layer="layout" svg:x1="2.472cm" svg:y1="8.16cm" svg:x2="2.972cm" svg:y2="8.16cm">
            <text:p/>
          </draw:line>
          <draw:line draw:style-name="gr3" draw:text-style-name="P4" draw:layer="layout" svg:x1="2.472cm" svg:y1="8.286cm" svg:x2="2.972cm" svg:y2="8.286cm">
            <text:p/>
          </draw:line>
          <draw:line draw:style-name="gr3" draw:text-style-name="P4" draw:layer="layout" svg:x1="2.472cm" svg:y1="8.412cm" svg:x2="2.972cm" svg:y2="8.412cm">
            <text:p/>
          </draw:line>
        </draw:g>
        <draw:custom-shape draw:style-name="gr18" draw:text-style-name="P15" draw:layer="layout" svg:width="0.83cm" svg:height="0.5cm" svg:x="2.792cm" svg:y="8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2.792cm" svg:y="6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2.392cm" svg:y="2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2.477cm" svg:y1="2.7cm" svg:x2="3.409cm" svg:y2="2.7cm">
            <text:p/>
          </draw:line>
          <draw:line draw:style-name="gr3" draw:text-style-name="P4" draw:layer="layout" svg:x1="2.477cm" svg:y1="2.826cm" svg:x2="3.409cm" svg:y2="2.826cm">
            <text:p/>
          </draw:line>
          <draw:line draw:style-name="gr3" draw:text-style-name="P4" draw:layer="layout" svg:x1="2.477cm" svg:y1="2.952cm" svg:x2="3.409cm" svg:y2="2.952cm">
            <text:p/>
          </draw:line>
          <draw:line draw:style-name="gr3" draw:text-style-name="P4" draw:layer="layout" svg:x1="2.477cm" svg:y1="3.078cm" svg:x2="3.409cm" svg:y2="3.078cm">
            <text:p/>
          </draw:line>
          <draw:line draw:style-name="gr3" draw:text-style-name="P4" draw:layer="layout" svg:x1="2.477cm" svg:y1="3.204cm" svg:x2="3.409cm" svg:y2="3.204cm">
            <text:p/>
          </draw:line>
          <draw:custom-shape draw:style-name="gr18" draw:text-style-name="P15" draw:layer="layout" svg:width="0.83cm" svg:height="0.5cm" svg:x="2.792cm" svg:y="3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7" draw:layer="layout" svg:width="0.7cm" svg:height="0.2cm" svg:x="2.596cm" svg:y="2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477cm" svg:y1="7.4cm" svg:x2="2.977cm" svg:y2="7.4cm">
          <text:p/>
        </draw:line>
        <draw:custom-shape draw:style-name="gr23" draw:text-style-name="P18" draw:layer="layout" svg:width="0.296cm" svg:height="0.2cm" svg:x="2.592cm" svg:y="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477cm" svg:y1="4.8cm" svg:x2="3.277cm" svg:y2="4.8cm">
          <text:p/>
        </draw:line>
        <draw:custom-shape draw:style-name="gr24" draw:text-style-name="P19" draw:layer="layout" svg:width="0.7cm" svg:height="0.2cm" svg:x="2.542cm" svg:y="4.7cm">
          <text:p/>
          <draw:enhanced-geometry svg:viewBox="0 0 21600 21600" draw:type="rectangle" draw:enhanced-path="M 0 0 L 21600 0 21600 21600 0 21600 0 0 Z N"/>
        </draw:custom-shape>
        <draw:g>
          <draw:custom-shape draw:style-name="gr74" draw:text-style-name="P43" draw:layer="layout" svg:width="1.1cm" svg:height="1.428cm" svg:x="2.384cm" svg:y="10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2.463cm" svg:y1="10.459cm" svg:x2="3.263cm" svg:y2="10.459cm">
            <text:p/>
          </draw:line>
          <draw:line draw:style-name="gr3" draw:text-style-name="P4" draw:layer="layout" svg:x1="2.463cm" svg:y1="10.585cm" svg:x2="3.263cm" svg:y2="10.585cm">
            <text:p/>
          </draw:line>
          <draw:line draw:style-name="gr3" draw:text-style-name="P4" draw:layer="layout" svg:x1="2.463cm" svg:y1="10.711cm" svg:x2="3.263cm" svg:y2="10.711cm">
            <text:p/>
          </draw:line>
          <draw:line draw:style-name="gr3" draw:text-style-name="P4" draw:layer="layout" svg:x1="2.463cm" svg:y1="10.837cm" svg:x2="3.263cm" svg:y2="10.837cm">
            <text:p/>
          </draw:line>
          <draw:line draw:style-name="gr3" draw:text-style-name="P4" draw:layer="layout" svg:x1="2.463cm" svg:y1="10.963cm" svg:x2="3.263cm" svg:y2="10.963cm">
            <text:p/>
          </draw:line>
        </draw:g>
        <draw:custom-shape draw:style-name="gr18" draw:text-style-name="P15" draw:layer="layout" svg:width="0.83cm" svg:height="0.5cm" svg:x="2.784cm" svg:y="11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469cm" svg:y1="10cm" svg:x2="3.269cm" svg:y2="10cm">
          <text:p/>
        </draw:line>
        <draw:custom-shape draw:style-name="gr75" draw:text-style-name="P44" draw:layer="layout" svg:width="0.7cm" svg:height="0.2cm" svg:x="2.54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8" draw:layer="layout" svg:width="19.798cm" svg:height="11.136cm" svg:x="0.6cm" svg:y="2.257cm" draw:page-number="4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33.599cm" svg:height="2.629cm" svg:x="1.866cm" svg:y="0.628cm" presentation:class="title" presentation:placeholder="true">
        <draw:text-box/>
      </draw:frame>
      <draw:frame presentation:style-name="Standard-outline1" draw:layer="backgroundobjects" svg:width="33.599cm" svg:height="9.134cm" svg:x="1.866cm" svg:y="3.685cm" presentation:class="outline" presentation:placeholder="true">
        <draw:text-box/>
      </draw:frame>
      <draw:frame presentation:style-name="Mpr1" draw:text-style-name="MP2" draw:layer="backgroundobjects" svg:width="8.697cm" svg:height="1.085cm" svg:x="1.86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3cm" svg:height="1.085cm" svg:x="12.768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085cm" svg:x="26.768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5:56:39.402562685</meta:creation-date>
    <dc:date>2021-04-01T11:30:49.071000444</dc:date>
    <meta:editing-duration>PT14H48M</meta:editing-duration>
    <meta:editing-cycles>15</meta:editing-cycles>
    <meta:generator>LibreOffice/6.4.6.2$Linux_X86_64 LibreOffice_project/40$Build-2</meta:generator>
    <meta:document-statistic meta:object-count="346"/>
  </office:meta>
</office:document-meta>
</file>